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ontainer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Container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Container.setViewport( AFPDataObjectInfo dataObjec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jectContainer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Container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ainer.ObjectContainer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